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99ff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99ff" fo:font-size="18pt" style:font-size-asian="18pt" style:font-size-complex="18pt"/>
    </style:style>
    <style:style style:name="T16" style:family="text">
      <style:text-properties fo:color="#000000" fo:font-size="16pt" style:font-size-asian="16pt" style:font-size-complex="16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0099ff" fo:font-size="32pt" style:font-size-asian="32pt" style:font-size-complex="32pt"/>
    </style:style>
    <style:style style:name="T2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3" draw:layer="layout" svg:width="23.418cm" svg:height="10.403cm" svg:x="2.567cm" svg:y="6.314cm">
          <draw:text-box>
            <text:p><text:span text:style-name="T3">Jean-Michel Delettre.</text:span></text:p>
            <text:p><text:span text:style-name="T3"/></text:p>
            <text:p><text:span text:style-name="T3">Depuis 2001/2002 : </text:span></text:p>
            <text:p><text:span text:style-name="T3"><text:tab/></text:span><text:span text:style-name="T3">- développeur d'applications web en Flash et AS (1 , 2 , 3)</text:span></text:p>
            <text:p><text:span text:style-name="T3"/></text:p>
            <text:p text:style-name="P1"><text:span text:style-name="T3">-- Exclusion du FlashPlayer sur mobiles --</text:span></text:p>
            <text:p><text:span text:style-name="T3"/></text:p>
            <text:p><text:span text:style-name="T3">Depuis 2 ans : développeur d'applications web mais HTML5 </text:span></text:p>
            <text:p><text:span text:style-name="T3">et JavaScript moderne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25.157cm" svg:height="17.21cm" svg:x="2.41cm" svg:y="1.127cm">
          <draw:text-box>
            <text:p><text:span text:style-name="T3">... Souhaitant continuer avec un langage similaire à AS3 ou Java :</text:span></text:p>
            <text:p text:style-name="P1"><text:span text:style-name="T4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Haxe3 +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Haxe étant multi-cibles </text:span></text:p>
            <text:p text:style-name="P1"><text:span text:style-name="T5">les exemples sont transposables</text:span></text:p>
          </draw:text-box>
        </draw:frame>
        <draw:custom-shape draw:style-name="gr5" draw:text-style-name="P1" draw:layer="layout" svg:width="2.017cm" svg:height="1.205cm" svg:x="11.116cm" svg:y="7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8.47cm" svg:y="7.9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6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7">qui corrige plein de coquilles, d'erreurs bêtes</text:span></text:p>
            <text:p text:style-name="P1"><text:span text:style-name="T7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8">someInstance.myMethod()</text:span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6">« using »</text:span></text:p>
          </draw:text-box>
        </draw:frame>
        <draw:frame draw:style-name="gr8" draw:text-style-name="P9" draw:layer="layout" svg:width="12.522cm" svg:height="0.882cm" svg:x="7.428cm" svg:y="0.473cm">
          <draw:text-box>
            <text:p text:style-name="P1"><text:span text:style-name="T9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4.284cm" svg:height="16.091cm" svg:x="1.938cm" svg:y="1.887cm">
          <draw:text-box>
            <text:p><text:span text:style-name="T10"><text:tab/></text:span><text:span text:style-name="T10">Exemple <text:s/>avec « String » :</text:span></text:p>
            <text:p><text:span text:style-name="T10"><text:tab/></text:span><text:span text:style-name="T10">Si on considère que les strings contiennent </text:span></text:p>
            <text:p><text:span text:style-name="T10"><text:tab/></text:span><text:span text:style-name="T10">de la syntaxe CSS (système utilisé par jQuery ...et JS à présent)</text:span></text:p>
            <text:p><text:span text:style-name="T10"/></text:p>
            <text:p><text:span text:style-name="T10"><text:tab/></text:span><text:span text:style-name="T10">Méthodes ajoutées :</text:span></text:p>
            <text:p><text:span text:style-name="T11"><text:tab/></text:span><text:span text:style-name="T11"><text:tab/></text:span><text:span text:style-name="T11">all() </text:span><text:span text:style-name="T12">=&gt; renvoie un tableau d'éléments html.</text:span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.someCssClass p''.all();</text:span></text:p>
            <text:p><text:span text:style-name="T11"><text:tab/></text:span><text:span text:style-name="T11"><text:tab/></text:span><text:span text:style-name="T11">get()</text:span><text:span text:style-name="T12"> =&gt; renvoie un seul élément.</text:span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#myCtnr #myDiv''.get().appendChild(elem) ;</text:span></text:p>
            <text:p><text:span text:style-name="T11"><text:tab/></text:span><text:span text:style-name="T11"><text:tab/></text:span><text:span text:style-name="T11">on() et off() </text:span><text:span text:style-name="T12">=&gt; add ou remove un listener, en lui <text:s/>passant un </text:span></text:p>
            <text:p><text:span text:style-name="T12"><text:s text:c="8"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objet Dynamic ou typé (typDef) comme paramètre.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N'existe pas en JS ni en As3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''div.menu''.on(''click'',someListener,b,someTypDef) 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// pose un listener sur toutes les div de classe css ''menu''</text:span></text:p>
            <text:p><text:span text:style-name="T11">----------------------------------------------------------------------------------------------------</text:span><text:span text:style-name="T11"><text:tab/></text:span></text:p>
            <text:p><text:span text:style-name="T11"><text:tab/></text:span><text:span text:style-name="T11"><text:tab/></text:span><text:span text:style-name="T11">slider() </text:span><text:span text:style-name="T12">=&gt; équivalent à new Slider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"#sliderCtnrId".slider(); // renvoie l'instance de Slider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2">au lieu de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var s= new Slider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.into=''#sliderCtnrId'' ;</text:span></text:p>
          </draw:text-box>
        </draw:frame>
        <draw:frame draw:style-name="gr10" draw:text-style-name="P10" draw:layer="layout" svg:width="9.064cm" svg:height="1.043cm" svg:x="10.006cm" svg:y="0.471cm">
          <draw:text-box>
            <text:p text:style-name="P1"><text:span text:style-name="T10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" draw:text-style-name="P5" draw:layer="layout" svg:width="23.943cm" svg:height="17.427cm" svg:x="1.756cm" svg:y="2.383cm">
          <draw:text-box>
            <text:p><text:span text:style-name="T3"/></text:p>
            <text:p><text:span text:style-name="T3"><text:tab/></text:span><text:span text:style-name="T3">Principe et syntaxe :</text:span></text:p>
            <text:p><text:span text:style-name="T3"/></text:p>
            <text:p><text:span text:style-name="T3"><text:tab/></text:span><text:span text:style-name="T3">Ouvrir : </text:span><text:span text:style-name="T12">samples/classes/Apix/apix/common/util/</text:span><text:span text:style-name="T11">StringExtender.hx</text:span><text:span text:style-name="T12"> <text:s/></text:span></text:p>
            <text:p><text:span text:style-name="T8"/></text:p>
            <text:p><text:span text:style-name="T12"/></text:p>
            <text:p><text:span text:style-name="T12"/></text:p>
            <text:p><text:span text:style-name="T12"><text:tab/></text:span><text:span text:style-name="T12">programmes appelant : <text:s text:c="3"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amples/using/src/</text:span><text:span text:style-name="T11">Main.hx</text:span><text:span text:style-name="T12"> <text:s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amples/</text:span><text:span text:style-name="T12">UICompo/src/</text:span><text:span text:style-name="T11">Main.hx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13">=&gt; mis sur github.com/flashline/haxetelier8 </text:span></text:p>
            <text:p><text:span text:style-name="T3"/></text:p>
            <text:p><text:span text:style-name="T8"/></text:p>
          </draw:text-box>
        </draw:frame>
        <draw:frame draw:style-name="gr10" draw:text-style-name="P10" draw:layer="layout" svg:width="9.064cm" svg:height="1.043cm" svg:x="10.006cm" svg:y="0.472cm">
          <draw:text-box>
            <text:p text:style-name="P1"><text:span text:style-name="T10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20.182cm" svg:x="1.781cm" svg:y="1.05cm">
          <draw:text-box>
            <text:p><text:span text:style-name="T14">Exemple d'abstraction avec « using »</text:span></text:p>
            <text:p><text:span text:style-name="T14">quand le code est dépendant de la cible (js,flash,etc) :</text:span></text:p>
            <text:p><text:span text:style-name="T14"/></text:p>
            <text:p><text:span text:style-name="T15">#if js </text:span><text:span text:style-name="T15"><text:tab/></text:span></text:p>
            <text:p><text:span text:style-name="T15"><text:tab/></text:span><text:span text:style-name="T15">import js.html.Element; </text:span></text:p>
            <text:p><text:span text:style-name="T15"><text:tab/></text:span><text:span text:style-name="T15">using apix.common.display.ElementExtender;</text:span></text:p>
            <text:p><text:span text:style-name="T15"><text:tab/></text:span><text:span text:style-name="T15">typedef Elem = Element;</text:span></text:p>
            <text:p><text:span text:style-name="T15">#else if flash</text:span><text:span text:style-name="T15"><text:tab/></text:span></text:p>
            <text:p><text:span text:style-name="T15"><text:tab/></text:span><text:span text:style-name="T15">import flash.display.Sprite;</text:span></text:p>
            <text:p><text:span text:style-name="T15"><text:tab/></text:span><text:span text:style-name="T15">using apix.common.display.SpriteExtender;</text:span></text:p>
            <text:p><text:span text:style-name="T15"><text:tab/></text:span><text:span text:style-name="T15">typedef Elem = Sprite;</text:span></text:p>
            <text:p><text:span text:style-name="T15">#else</text:span></text:p>
            <text:p><text:span text:style-name="T15">// TODO</text:span></text:p>
            <text:p><text:span text:style-name="T15">#end</text:span></text:p>
            <text:p><text:span text:style-name="T11"/></text:p>
            <text:p><text:span text:style-name="T11"/></text:p>
            <text:p><text:span text:style-name="T15">// utiliser Elem dans le code </text:span></text:p>
            <text:p><text:span text:style-name="T15">// avec les méthodes des xxxExtender ou méthodes communes.</text:span></text:p>
            <text:p><text:span text:style-name="T15"/></text:p>
            <text:p><text:span text:style-name="T16"/></text:p>
            <text:p><text:span text:style-name="T12">Voir sources</text:span><text:span text:style-name="T16"> : <text:s/></text:span></text:p>
            <text:p><text:span text:style-name="T16"><text:tab/></text:span><text:span text:style-name="T12">sample/classes/Apix/apix/common/display/</text:span><text:span text:style-name="T11">ElementExtender.hx</text:span><text:span text:style-name="T16"> </text:span></text:p>
            <text:p><text:span text:style-name="T16"><text:tab/></text:span><text:span text:style-name="T12">sample/classes/Apix/apix/ui/slider/</text:span><text:span text:style-name="T11">Slider.hx</text:span></text:p>
            <text:p><text:span text:style-name="T15"/></text:p>
            <text:p><text:span text:style-name="T16">Note: Ceci est une piste de réflexion...OpenFL ou Cocktail gère ce problème avec une api commune. ex OpenFL rend l'api flash compilable pour toutes les plateformes ; et Cocktail :</text:span></text:p>
            <text:p><text:span text:style-name="T16">html/js =&gt; flash =&gt; OpenFl</text:span></text:p>
            <text:p><text:span text:style-name="T16"><text:s/></text:span></text:p>
          </draw:text-box>
        </draw:frame>
        <draw:frame draw:style-name="gr10" draw:text-style-name="P12" draw:layer="layout" svg:width="5.501cm" svg:height="1.043cm" svg:x="21.953cm" svg:y="0.315cm">
          <draw:text-box>
            <text:p text:style-name="P11"><text:span text:style-name="T10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2" draw:text-style-name="P13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17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9">note: Plein d' « extern » sont sur : </text:span><text:span text:style-name="T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3" draw:text-style-name="P13" draw:layer="layout" svg:width="24.834cm" svg:height="17.006cm" svg:x="1.676cm" svg:y="3.58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18">Babylon*</text:span></text:p>
            <text:p text:style-name="P1"><text:span text:style-name="T18"/></text:p>
            <text:p text:style-name="P1"><text:span text:style-name="T5">Voir : </text:span></text:p>
            <text:p text:style-name="P1"><text:span text:style-name="T19">samples/extern/bin/meshTransform.html</text:span></text:p>
            <text:p text:style-name="P1"><text:span text:style-name="T19"/></text:p>
            <text:p text:style-name="P1"><text:span text:style-name="T5"/></text:p>
            <text:p text:style-name="P4"><text:span text:style-name="T10">* de David Catuhe <text:s/></text:span><text:span text:style-name="T10"><text:a xlink:href="https://twitter.com/deltakosh">@deltakosh</text:a></text:span><text:span text:style-name="T10"> <text:s/></text:span><text:span text:style-name="T10"><text:a xlink:href="https://github.com/BabylonJS/Babylon.js">https://github.com/BabylonJS/Babylon.js</text:a></text:span></text:p>
            <text:p text:style-name="P4"><text:span text:style-name="T10"/></text:p>
            <text:p text:style-name="P4"><text:span text:style-name="T10"/></text:p>
            <text:p text:style-name="P4"><text:span text:style-name="T10">download de l'extern : </text:span><text:span text:style-name="T10"><text:a xlink:href="https://github.com/flashline/Babylon-X">https://github.com/flashline/Babylon-X</text:a></text:span><text:span text:style-name="T10"> </text:span></text:p>
            <text:p text:style-name="P4"><text:span text:style-name="T9"><text:tab/></text:span></text:p>
            <text:p text:style-name="P4"><text:span text:style-name="T3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8" draw:text-style-name="P2" draw:layer="layout" svg:width="10.165cm" svg:height="13.498cm" svg:x="8.879cm" svg:y="4.035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>Haxe </text:span><text:span text:style-name="T20">+</text:span></text:p>
            <text:p text:style-name="P1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1H55M29S</meta:editing-duration>
    <meta:editing-cycles>66</meta:editing-cycles>
    <dc:date>2014-10-22T17:38:13.03</dc:date>
    <dc:creator>jean michel delettre</dc:creator>
    <meta:generator>OpenOffice.org/3.2$Win32 OpenOffice.org_project/320m18$Build-9502</meta:generator>
    <meta:document-statistic meta:object-count="77"/>
  </office:meta>
</office:document-meta>
</file>